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75.74pt" fo:break-before="auto" style:use-optimal-row-height="false"/>
    </style:style>
    <style:style style:name="ro4" style:family="table-row">
      <style:table-row-properties style:row-height="119.25pt" fo:break-before="auto" style:use-optimal-row-height="false"/>
    </style:style>
    <style:style style:name="ro5" style:family="table-row">
      <style:table-row-properties style:row-height="86.26pt" fo:break-before="auto" style:use-optimal-row-height="false"/>
    </style:style>
    <style:style style:name="ro6" style:family="table-row">
      <style:table-row-properties style:row-height="60.75pt" fo:break-before="auto" style:use-optimal-row-height="false"/>
    </style:style>
    <style:style style:name="ro7" style:family="table-row">
      <style:table-row-properties style:row-height="73.5pt" fo:break-before="auto" style:use-optimal-row-height="false"/>
    </style:style>
    <style:style style:name="ro8" style:family="table-row">
      <style:table-row-properties style:row-height="108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92.24pt" fo:break-before="auto" style:use-optimal-row-height="false"/>
    </style:style>
    <style:style style:name="ro11" style:family="table-row">
      <style:table-row-properties style:row-height="71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1017" table:default-cell-style-name="ce1"/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1017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Manufacturer Nam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Resources</text:p>
          </table:table-cell>
          <table:table-cell office:value-type="string" calcext:value-type="string">
            <text:p>Shop 1</text:p>
          </table:table-cell>
          <table:table-cell office:value-type="string" calcext:value-type="string">
            <text:p><text:span text:style-name="T1">Shop 1 </text:span>Price</text:p>
          </table:table-cell>
          <table:table-cell office:value-type="string" calcext:value-type="string">
            <text:p><text:span text:style-name="T1">Shop 1 </text:span>Price Combined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ilnik Pololu HP 50:1 obustronny wa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:1 Micro Metal Gearmotor HP 6V with Extended Motor Shaft</text:p>
          </table:table-cell>
          <table:table-cell office:value-type="string" calcext:value-type="string">
            <text:p><text:a xlink:href="https://www.pololu.com/product/2213" xlink:type="simple">https://www.pololu.com/product/2213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4" office:value-type="string" calcext:value-type="string">
            <text:p><text:a xlink:href="https://botland.com.pl/high-power-hp/37-silnik-pololu-hp-50-1-obustronny-wal.html" xlink:type="simple">https://botland.com.pl/high-power-hp/37-silnik-pololu-hp-50-1-obustronny-wal.html</text:a></text:p>
          </table:table-cell>
          <table:table-cell table:style-name="ce6" office:value-type="float" office:value="65.9" calcext:value-type="float">
            <text:p>65.9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Zestaw enkoderów magnetycznych do micro silników Pololu (kompatybilne z HPCB) 2,7-18V - 2 sz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netic Encoder Pair Kit for Micro Metal Gearmotors, 12 CPR, 2.7-18V (HPCB compatible)</text:p>
          </table:table-cell>
          <table:table-cell office:value-type="string" calcext:value-type="string">
            <text:p><text:a xlink:href="https://www.pololu.com/product/3081" xlink:type="simple">https://www.pololu.com/product/3081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4" office:value-type="string" calcext:value-type="string">
            <text:p><text:a xlink:href="https://botland.com.pl/enkodery/4884-zestaw-enkoderow-magnetycznych-do-micro-silnikow-pololu-kompatybilne-z-hpcb-27-18v-2-szt.html" xlink:type="simple">https://botland.com.pl/enkodery/4884-zestaw-enkoderow-magnetycznych-do-micro-silnikow-pololu-kompatybilne-z-hpcb-27-18v-2-szt.html</text:a></text:p>
          </table:table-cell>
          <table:table-cell office:value-type="float" office:value="34.9" calcext:value-type="float">
            <text:p>34.9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harp GP2Y0A51SK0F - analogowy czujnik odległości 2-15c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p GP2Y0A51SK0F Analog Distance Sensor 2-15cm</text:p>
          </table:table-cell>
          <table:table-cell office:value-type="string" calcext:value-type="string">
            <text:p><text:a xlink:href="https://www.pololu.com/product/2450" xlink:type="simple">https://www.pololu.com/product/2450</text:a></text:p>
          </table:table-cell>
          <table:table-cell table:number-columns-repeated="2"/>
          <table:table-cell table:style-name="ce4" office:value-type="string" calcext:value-type="string">
            <text:p><text:a xlink:href="https://botland.com.pl/analogowe-czujniki-odleglosci/3064-sharp-gp2y0a51sk0f-analogowy-czujnik-odleglosci-2-15cm.html" xlink:type="simple">https://botland.com.pl/analogowe-czujniki-odleglosci/3064-sharp-gp2y0a51sk0f-analogowy-czujnik-odleglosci-2-15cm.html</text:a></text:p>
          </table:table-cell>
          <table:table-cell office:value-type="float" office:value="35.9" calcext:value-type="float">
            <text:p>35.9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Koła Pololu 32x7 mm – cza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olu Wheel 32×7mm Pair – Black</text:p>
          </table:table-cell>
          <table:table-cell office:value-type="string" calcext:value-type="string">
            <text:p><text:a xlink:href="https://www.pololu.com/product/1087" xlink:type="simple">https://www.pololu.com/product/1087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4" office:value-type="string" calcext:value-type="string">
            <text:p><text:a xlink:href="https://botland.com.pl/kola-pololu/12-kola-pololu-32x7mm-czarne.html" xlink:type="simple">https://botland.com.pl/kola-pololu/12-kola-pololu-32x7mm-czarne.html</text:a></text:p>
          </table:table-cell>
          <table:table-cell office:value-type="float" office:value="19.9" calcext:value-type="float">
            <text:p>19.9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Mocowania do micro silników Pololu - czarne – 2sz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olu Micro Metal Gearmotor Bracket Pair – Black</text:p>
          </table:table-cell>
          <table:table-cell office:value-type="string" calcext:value-type="string">
            <text:p><text:a xlink:href="https://www.pololu.com/product/989" xlink:type="simple">https://www.pololu.com/product/989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4" office:value-type="string" calcext:value-type="string">
            <text:p><text:a xlink:href="https://botland.com.pl/mocowania/36-mocowania-do-micro-silnikow-pololu-czarne-2-szt.html?search_query=Mocowanie+Pololu&amp;results=20" xlink:type="simple">https://botland.com.pl/mocowania/36-mocowania-do-micro-silnikow-pololu-czarne-2-szt.html?search_query=Mocowanie+Pololu&amp;results=20</text:a></text:p>
          </table:table-cell>
          <table:table-cell office:value-type="float" office:value="16.95" calcext:value-type="float">
            <text:p>16.95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Pololu VL6180X time-of-flight - czujnik odległości i światła otoczenia I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6180X Time-of-Flight Distance Sensor Carrier with Voltage Regulator, 60cm max</text:p>
          </table:table-cell>
          <table:table-cell office:value-type="string" calcext:value-type="string">
            <text:p><text:a xlink:href="https://www.pololu.com/product/2489" xlink:type="simple">https://www.pololu.com/product/2489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4" office:value-type="string" calcext:value-type="string">
            <text:p><text:a xlink:href="https://botland.com.pl/czujniki-swiatla-i-koloru/4856-pololu-vl6180x-time-of-flight-czujnik-odleglosci-i-swiatla-otoczenia-i2c.html?search_query=time-of-flight&amp;results=14" xlink:type="simple">https://botland.com.pl/czujniki-swiatla-i-koloru/4856-pololu-vl6180x-time-of-flight-czujnik-odleglosci-i-swiatla-otoczenia-i2c.html?search_query=time-of-flight&amp;results=14</text:a>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ololu BD65496MUV - jednokanałowy sterownik silników 16V/1,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65496MUV Single Brushed DC Motor Driver Carrier</text:p>
          </table:table-cell>
          <table:table-cell office:value-type="string" calcext:value-type="string">
            <text:p><text:a xlink:href="https://www.pololu.com/product/2960" xlink:type="simple">https://www.pololu.com/product/2960</text:a></text:p>
          </table:table-cell>
          <table:table-cell table:style-name="ce5" office:value-type="string" calcext:value-type="string">
            <text:p>O.K.</text:p>
          </table:table-cell>
          <table:table-cell/>
          <table:table-cell table:style-name="ce2" office:value-type="string" calcext:value-type="string">
            <text:p><text:a xlink:href="https://botland.com.pl/sterowniki-silnikow-dc/4238-pololu-bd65496muv-jednokanalowy-sterownik-silnikow-16v12a.html" xlink:type="simple">https://botland.com.pl/sterowniki-silnikow-dc/4238-pololu-bd65496muv-jednokanalowy-sterownik-silnikow-16v12a.html</text:a></text:p>
          </table:table-cell>
          <table:table-cell office:value-type="float" office:value="19.9" calcext:value-type="float">
            <text:p>19.9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string" calcext:value-type="string">
            <text:p>PocketBeagle</text:p>
          </table:table-cell>
          <table:table-cell office:value-type="string" calcext:value-type="string">
            <text:p><text:a xlink:href="https://beagleboard.org/pocket" xlink:type="simple">https://beagleboard.org/pocket</text:a></text:p>
          </table:table-cell>
          <table:table-cell table:style-name="ce5" office:value-type="string" calcext:value-type="string">
            <text:p>O.K.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MCP4725 przetwornik DAC I2C - moduł SparkF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rkFun I2C DAC Breakout – MCP4725</text:p>
          </table:table-cell>
          <table:table-cell office:value-type="string" calcext:value-type="string">
            <text:p><text:a xlink:href="https://www.sparkfun.com/products/12918" xlink:type="simple">https://www.sparkfun.com/products/12918</text:a></text:p>
          </table:table-cell>
          <table:table-cell table:style-name="ce5" office:value-type="string" calcext:value-type="string">
            <text:p>O.K.</text:p>
          </table:table-cell>
          <table:table-cell/>
          <table:table-cell office:value-type="string" calcext:value-type="string">
            <text:p><text:a xlink:href="https://botland.com.pl/rozszerzenia-gpio-nakladki-hat-do-raspberry-pi/2275-mcp4725-przetwornik-dac-i2c-modul-sparkfun.html" xlink:type="simple">https://botland.com.pl/rozszerzenia-gpio-nakladki-hat-do-raspberry-pi/2275-mcp4725-przetwornik-dac-i2c-modul-sparkfun.html</text:a></text:p>
          </table:table-cell>
          <table:table-cell office:value-type="float" office:value="19.5" calcext:value-type="float">
            <text:p>19.5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Pololu MinIMU-9 v5 9DOF - akcelerometr, żyroskop i magnetometr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-9 v5 Gyro, Accelerometer, and Compass (LSM6DS33 and LIS3MDL Carrier)</text:p>
          </table:table-cell>
          <table:table-cell office:value-type="string" calcext:value-type="string">
            <text:p><text:a xlink:href="https://www.pololu.com/product/2738" xlink:type="simple">https://www.pololu.com/product/2738</text:a></text:p>
          </table:table-cell>
          <table:table-cell table:style-name="ce5" office:value-type="string" calcext:value-type="string">
            <text:p>O.K.</text:p>
          </table:table-cell>
          <table:table-cell/>
          <table:table-cell office:value-type="string" calcext:value-type="string">
            <text:p><text:a xlink:href="https://botland.com.pl/czujniki-9dof-imu/5528-pololu-minimu-9-v5-9dof-akcelerometr-zyroskop-i-magnetometr-i2c.html" xlink:type="simple">https://botland.com.pl/czujniki-9dof-imu/5528-pololu-minimu-9-v5-9dof-akcelerometr-zyroskop-i-magnetometr-i2c.html</text:a></text:p>
          </table:table-cell>
          <table:table-cell office:value-type="float" office:value="55.9" calcext:value-type="float">
            <text:p>55.9</text:p>
          </table:table-cell>
          <table:table-cell table:number-columns-repeated="1015"/>
        </table:table-row>
        <table:table-row table:style-name="ro11">
          <table:table-cell/>
          <table:table-cell office:value-type="string" calcext:value-type="string">
            <text:p>Pololu S9V11F5 - przetwornica step-up/step-down - 5V 1,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Step-Up/Step-Down Voltage Regulator S9V11F5</text:p>
          </table:table-cell>
          <table:table-cell office:value-type="string" calcext:value-type="string">
            <text:p><text:a xlink:href="https://www.pololu.com/product/2836" xlink:type="simple">https://www.pololu.com/product/2836</text:a></text:p>
          </table:table-cell>
          <table:table-cell table:style-name="ce5" office:value-type="string" calcext:value-type="string">
            <text:p>O.K.</text:p>
          </table:table-cell>
          <table:table-cell/>
          <table:table-cell office:value-type="string" calcext:value-type="string">
            <text:p><text:a xlink:href="https://botland.com.pl/przetwornice-step-up-step-down/8738-pololu-s9v11f5-przetwornica-step-upstep-down-5v-15a.html" xlink:type="simple">https://botland.com.pl/przetwornice-step-up-step-down/8738-pololu-s9v11f5-przetwornica-step-upstep-down-5v-15a.html</text:a></text:p>
          </table:table-cell>
          <table:table-cell office:value-type="string" calcext:value-type="string">
            <text:p>23,90</text:p>
          </table:table-cell>
          <table:table-cell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0:04:41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 LibreOffice_project/9b0d9b32d5dcda91d2f1a96dc04c645c450872bf</meta:generator>
    <dc:date>2018-07-31T14:48:31.405000000</dc:date>
    <meta:editing-duration>PT5H42M6S</meta:editing-duration>
    <meta:editing-cycles>10</meta:editing-cycles>
    <meta:document-statistic meta:table-count="1" meta:cell-count="81" meta:object-count="0"/>
  </office:meta>
</office:document-meta>
</file>